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Xml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setProperties( Collection &lt; HVariableProperty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setData( HLarg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isSimp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setScope( HScop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XmlData.setSimpleType( boolean simp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XmlData.HXm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